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4" table:style-name="ta1">
        <table:shapes>
          <draw:frame draw:z-index="0" draw:style-name="gr1" draw:text-style-name="P1" svg:width="15.999cm" svg:height="8.999cm" svg:x="2.05cm" svg:y="0.1cm">
            <draw:object draw:notify-on-update-of-ranges="TESTE4.B1:TESTE4.B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1cm" svg:height="9.005cm" svg:x="15.581cm" svg:y="0.159cm">
            <draw:object draw:notify-on-update-of-ranges="TESTE4.C1:TESTE4.C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4" calcext:value-type="float">
            <text:p>421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0" calcext:value-type="float">
            <text:p>353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24" calcext:value-type="float">
            <text:p>392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4" calcext:value-type="float">
            <text:p>392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74" calcext:value-type="float">
            <text:p>40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19" calcext:value-type="float">
            <text:p>521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19" calcext:value-type="float">
            <text:p>521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19" calcext:value-type="float">
            <text:p>521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8" calcext:value-type="float">
            <text:p>37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71" calcext:value-type="float">
            <text:p>277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44" calcext:value-type="float">
            <text:p>224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54" calcext:value-type="float">
            <text:p>275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0" calcext:value-type="float">
            <text:p>272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8" calcext:value-type="float">
            <text:p>260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12" calcext:value-type="float">
            <text:p>211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44" calcext:value-type="float">
            <text:p>224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68" calcext:value-type="float">
            <text:p>196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2" calcext:value-type="float">
            <text:p>203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85" calcext:value-type="float">
            <text:p>148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0" calcext:value-type="float">
            <text:p>87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4" calcext:value-type="float">
            <text:p>46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2" calcext:value-type="float">
            <text:p>52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4" calcext:value-type="float">
            <text:p>46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4" calcext:value-type="float">
            <text:p>38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8" calcext:value-type="float">
            <text:p>3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0:48:37.696149317</dc:date>
    <meta:editing-duration>PT1M34S</meta:editing-duration>
    <meta:editing-cycles>1</meta:editing-cycles>
    <meta:document-statistic meta:table-count="1" meta:cell-count="6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4 - AVALIAÇÕES</text:p>
        </chart:title>
        <chart:plot-area chart:style-name="ch3" table:cell-range-address="TESTE4.B1:TESTE4.B200" svg:x="1.331cm" svg:y="1.275cm" svg:width="14.349cm" svg:height="6.564cm">
          <chart:coordinate-region svg:x="2.323cm" svg:y="1.474cm" svg:width="13.283cm" svg:height="5.441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TESTE4.B1:TESTE4.B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14">
                <text:p>4214</text:p>
                <draw:g>
                  <svg:desc>TESTE4.B1:TESTE4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title svg:x="4.832cm" svg:y="0.316cm" chart:style-name="ch2">
          <text:p>MOCHILA TESTE 4 - FITNESS</text:p>
        </chart:title>
        <chart:plot-area chart:style-name="ch3" table:cell-range-address="TESTE4.C1:TESTE4.C200" svg:x="1.331cm" svg:y="1.275cm" svg:width="14.371cm" svg:height="6.57cm">
          <chart:coordinate-region svg:x="2.137cm" svg:y="1.474cm" svg:width="13.491cm" svg:height="6.125cm"/>
          <chart:axis chart:dimension="x" chart:name="primary-x" chart:style-name="ch4">
            <chart:title svg:x="7.559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TESTE4.C1:TESTE4.C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6">
                <text:p>276</text:p>
                <draw:g>
                  <svg:desc>TESTE4.C1:TESTE4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